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9271in" fo:margin-top="0in" fo:margin-bottom="0in" table:align="center" style:writing-mode="lr-tb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0.5028in"/>
    </style:style>
    <style:style style:name="Table1.C" style:family="table-column">
      <style:table-column-properties style:column-width="0.6986in"/>
    </style:style>
    <style:style style:name="Table1.D" style:family="table-column">
      <style:table-column-properties style:column-width="0.6979in"/>
    </style:style>
    <style:style style:name="Table1.E" style:family="table-column">
      <style:table-column-properties style:column-width="0.6826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1.C1" style:family="table-cell">
      <style:table-cell-properties style:vertical-align="middle" fo:background-color="#d9d9d9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d9d9d9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.C2" style:family="table-cell">
      <style:table-cell-properties style:vertical-align="middle" fo:background-color="#f2f2f2" fo:padding-left="0.075in" fo:padding-right="0.075in" fo:padding-top="0in" fo:padding-bottom="0in" fo:border="0.5pt solid #000000">
        <style:background-image/>
      </style:table-cell-properties>
    </style:style>
    <style:style style:name="Table1.E2" style:family="table-cell">
      <style:table-cell-properties fo:background-color="#f2f2f2" fo:padding-left="0.075in" fo:padding-right="0.075in" fo:padding-top="0in" fo:padding-bottom="0in" fo:border="0.5pt solid #000000">
        <style:background-image/>
      </style:table-cell-properties>
    </style:style>
    <style:style style:name="Table1.A3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C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4" style:family="table-row">
      <style:table-row-properties style:min-row-height="0.2in" fo:keep-together="auto"/>
    </style:style>
    <style:style style:name="Table1.A4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C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C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C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C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C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C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C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C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2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C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3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C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1.4646in" fo:margin-top="0in" fo:margin-bottom="0in" table:align="center" style:writing-mode="lr-tb"/>
    </style:style>
    <style:style style:name="Table2.A" style:family="table-column">
      <style:table-column-properties style:column-width="0.666in"/>
    </style:style>
    <style:style style:name="Table2.B" style:family="table-column">
      <style:table-column-properties style:column-width="0.7979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2.A2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3" style:family="table-cell">
      <style:table-cell-properties style:vertical-align="middle" fo:background-color="#f2f2f2" fo:padding-left="0.075in" fo:padding-right="0.075in" fo:padding-top="0in" fo:padding-bottom="0in" fo:border="0.5pt solid #000000">
        <style:background-image/>
      </style:table-cell-properties>
    </style:style>
    <style:style style:name="Table2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4" style:family="table-cell">
      <style:table-cell-properties style:vertical-align="bottom" fo:padding-left="0.075in" fo:padding-right="0.075in" fo:padding-top="0in" fo:padding-bottom="0in" fo:border="0.5pt solid #000000"/>
    </style:style>
    <style:style style:name="Table2.B5" style:family="table-cell">
      <style:table-cell-properties style:vertical-align="bottom" fo:padding-left="0.075in" fo:padding-right="0.075in" fo:padding-top="0in" fo:padding-bottom="0in" fo:border="0.5pt solid #000000"/>
    </style:style>
    <style:style style:name="Table2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le2.B7" style:family="table-cell">
      <style:table-cell-properties style:vertical-align="bottom" fo:padding-left="0.075in" fo:padding-right="0.075in" fo:padding-top="0in" fo:padding-bottom="0in" fo:border="0.5pt solid #000000"/>
    </style:style>
    <style:style style:name="Table2.B8" style:family="table-cell">
      <style:table-cell-properties style:vertical-align="bottom" fo:padding-left="0.075in" fo:padding-right="0.075in" fo:padding-top="0in" fo:padding-bottom="0in" fo:border="0.5pt solid #000000"/>
    </style:style>
    <style:style style:name="Table2.B9" style:family="table-cell">
      <style:table-cell-properties style:vertical-align="bottom" fo:padding-left="0.075in" fo:padding-right="0.075in" fo:padding-top="0in" fo:padding-bottom="0in" fo:border="0.5pt solid #000000"/>
    </style:style>
    <style:style style:name="Table2.B10" style:family="table-cell">
      <style:table-cell-properties style:vertical-align="bottom" fo:padding-left="0.075in" fo:padding-right="0.075in" fo:padding-top="0in" fo:padding-bottom="0in" fo:border="0.5pt solid #000000"/>
    </style:style>
    <style:style style:name="Table2.B11" style:family="table-cell">
      <style:table-cell-properties style:vertical-align="bottom" fo:padding-left="0.075in" fo:padding-right="0.075in" fo:padding-top="0in" fo:padding-bottom="0in" fo:border="0.5pt solid #000000"/>
    </style:style>
    <style:style style:name="Table2.B12" style:family="table-cell">
      <style:table-cell-properties style:vertical-align="bottom" fo:padding-left="0.075in" fo:padding-right="0.075in" fo:padding-top="0in" fo:padding-bottom="0in" fo:border="0.5pt solid #000000"/>
    </style:style>
    <style:style style:name="Table2.B13" style:family="table-cell">
      <style:table-cell-properties style:vertical-align="bottom" fo:padding-left="0.075in" fo:padding-right="0.075in" fo:padding-top="0in" fo:padding-bottom="0in" fo:border="0.5pt solid #000000"/>
    </style:style>
    <style:style style:name="Table3" style:family="table">
      <style:table-properties style:width="1.2653in" fo:margin-left="0in" fo:margin-top="0in" fo:margin-bottom="0in" table:align="left" style:writing-mode="lr-tb"/>
    </style:style>
    <style:style style:name="Table3.A" style:family="table-column">
      <style:table-column-properties style:column-width="0.6007in"/>
    </style:style>
    <style:style style:name="Table3.B" style:family="table-column">
      <style:table-column-properties style:column-width="0.6639in"/>
    </style:style>
    <style:style style:name="Table3.1" style:family="table-row">
      <style:table-row-properties style:min-row-height="0.3556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3.2" style:family="table-row">
      <style:table-row-properties style:min-row-height="0.3444in" fo:keep-together="auto"/>
    </style:style>
    <style:style style:name="Table3.A2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3.A3" style:family="table-cell">
      <style:table-cell-properties style:vertical-align="middle" fo:background-color="#f2f2f2" fo:padding-left="0.075in" fo:padding-right="0.075in" fo:padding-top="0in" fo:padding-bottom="0in" fo:border="0.5pt solid #000000">
        <style:background-image/>
      </style:table-cell-properties>
    </style:style>
    <style:style style:name="Table3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4" style:family="table-row">
      <style:table-row-properties style:min-row-height="0.534in" fo:keep-together="auto"/>
    </style:style>
    <style:style style:name="Table3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" style:family="table">
      <style:table-properties style:width="6.3563in" fo:margin-top="0in" fo:margin-bottom="0in" table:align="center"/>
    </style:style>
    <style:style style:name="Table4.A" style:family="table-column">
      <style:table-column-properties style:column-width="3.0806in"/>
    </style:style>
    <style:style style:name="Table4.B" style:family="table-column">
      <style:table-column-properties style:column-width="1.8597in"/>
    </style:style>
    <style:style style:name="Table4.C" style:family="table-column">
      <style:table-column-properties style:column-width="1.41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4.C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8.1674in" fo:margin-left="-0.7347in" fo:margin-top="0in" fo:margin-bottom="0in" table:align="left" style:writing-mode="lr-tb"/>
    </style:style>
    <style:style style:name="Table5.A" style:family="table-column">
      <style:table-column-properties style:column-width="0.7035in"/>
    </style:style>
    <style:style style:name="Table5.B" style:family="table-column">
      <style:table-column-properties style:column-width="0.5215in"/>
    </style:style>
    <style:style style:name="Table5.C" style:family="table-column">
      <style:table-column-properties style:column-width="0.6229in"/>
    </style:style>
    <style:style style:name="Table5.E" style:family="table-column">
      <style:table-column-properties style:column-width="0.6236in"/>
    </style:style>
    <style:style style:name="Table5.F" style:family="table-column">
      <style:table-column-properties style:column-width="0.6799in"/>
    </style:style>
    <style:style style:name="Table5.J" style:family="table-column">
      <style:table-column-properties style:column-width="0.5368in"/>
    </style:style>
    <style:style style:name="Table5.L" style:family="table-column">
      <style:table-column-properties style:column-width="0.6819in"/>
    </style:style>
    <style:style style:name="Table5.1" style:family="table-row">
      <style:table-row-properties style:min-row-height="0.2201in" fo:keep-together="auto"/>
    </style:style>
    <style:style style:name="Table5.A1" style:family="table-cell">
      <style:table-cell-properties style:vertical-align="middle" fo:padding-left="0.0785in" fo:padding-right="0.075in" fo:padding-top="0in" fo:padding-bottom="0in" fo:border-left="none" fo:border-right="0.5pt solid #000000" fo:border-top="none" fo:border-bottom="0.5pt solid #000000"/>
    </style:style>
    <style:style style:name="Table5.C1" style:family="table-cell">
      <style:table-cell-properties style:vertical-align="middle"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5.M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5.C2" style:family="table-cell">
      <style:table-cell-properties style:vertical-align="middle" fo:background-color="#f2f2f2" fo:padding-left="0.0785in" fo:padding-right="0.075in" fo:padding-top="0in" fo:padding-bottom="0in" fo:border="0.5pt solid #000000">
        <style:background-image/>
      </style:table-cell-properties>
    </style:style>
    <style:style style:name="Table5.M2" style:family="table-cell">
      <style:table-cell-properties fo:background-color="#f2f2f2" fo:padding-left="0.0785in" fo:padding-right="0.075in" fo:padding-top="0in" fo:padding-bottom="0in" fo:border="0.5pt solid #000000">
        <style:background-image/>
      </style:table-cell-properties>
    </style:style>
    <style:style style:name="Table5.N2" style:family="table-cell">
      <style:table-cell-properties fo:padding-left="0.0785in" fo:padding-right="0.075in" fo:padding-top="0in" fo:padding-bottom="0in" fo:border="none"/>
    </style:style>
    <style:style style:name="Table5.A3" style:family="table-cell">
      <style:table-cell-properties style:vertical-align="middle" fo:background-color="#d9d9d9" fo:padding-left="0.078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5.C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D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E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F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G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H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I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J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K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L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M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N3" style:family="table-cell">
      <style:table-cell-properties fo:padding-left="0.0785in" fo:padding-right="0.075in" fo:padding-top="0in" fo:padding-bottom="0in" fo:border="none"/>
    </style:style>
    <style:style style:name="Table5.A4" style:family="table-cell">
      <style:table-cell-properties style:vertical-align="middle" fo:background-color="#d9d9d9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C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D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E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F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G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H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I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J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K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L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M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N4" style:family="table-cell">
      <style:table-cell-properties fo:padding-left="0.0785in" fo:padding-right="0.075in" fo:padding-top="0in" fo:padding-bottom="0in" fo:border="none"/>
    </style:style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fo:font-size="12pt" style:font-size-asian="12pt" style:font-size-complex="12pt" style:language-complex="ar" style:country-complex="SA"/>
    </style:style>
    <style:style style:name="P3" style:family="paragraph" style:parent-style-name="No_20_Spacing">
      <style:paragraph-properties fo:text-align="center" style:justify-single-word="false"/>
      <style:text-properties fo:font-size="12pt" fo:font-weight="bold" style:font-size-asian="12pt" style:font-weight-asian="bold" style:font-size-complex="12pt" style:language-complex="ar" style:country-complex="SA"/>
    </style:style>
    <style:style style:name="P4" style:family="paragraph" style:parent-style-name="No_20_Spacing">
      <style:paragraph-properties fo:text-align="center" style:justify-single-word="false"/>
      <style:text-properties fo:font-size="12pt" fo:font-style="italic" style:font-size-asian="12pt" style:font-style-asian="italic" style:font-size-complex="12pt" style:language-complex="ar" style:country-complex="SA"/>
    </style:style>
    <style:style style:name="P5" style:family="paragraph" style:parent-style-name="No_20_Spacing">
      <style:paragraph-properties fo:text-align="center" style:justify-single-word="false"/>
      <style:text-properties style:text-rotation-angle="90" style:text-rotation-scale="line-heigh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fo:color="#000000"/>
    </style:style>
    <style:style style:name="P9" style:family="paragraph" style:parent-style-name="Standard">
      <style:paragraph-properties fo:text-align="center" style:justify-single-word="false"/>
      <style:text-properties officeooo:rsid="001cf5a5" officeooo:paragraph-rsid="001cf5a5"/>
    </style:style>
    <style:style style:name="P10" style:family="paragraph" style:parent-style-name="Standard">
      <style:paragraph-properties fo:text-align="center" style:justify-single-word="false"/>
      <style:text-properties officeooo:rsid="001f0159" officeooo:paragraph-rsid="001f0159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officeooo:rsid="001cf5a5" officeooo:paragraph-rsid="001cf5a5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officeooo:rsid="00208dd3" officeooo:paragraph-rsid="00208dd3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text-align="end" style:justify-single-word="false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font-style="italic" style:font-style-asian="italic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fo:font-weight="bold" style:font-weight-asian="bold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officeooo:rsid="001cf5a5" officeooo:paragraph-rsid="001cf5a5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style:text-line-through-style="none" style:text-line-through-type="none" style:text-underline-style="none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officeooo:rsid="001f0159" officeooo:paragraph-rsid="001f0159"/>
    </style:style>
    <style:style style:name="P21" style:family="paragraph" style:parent-style-name="No_20_Spacing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size="12pt" style:font-size-asian="12pt" style:font-size-complex="12pt" style:language-complex="ar" style:country-complex="SA"/>
    </style:style>
    <style:style style:name="T4" style:family="text">
      <style:text-properties fo:font-size="12pt" fo:font-weight="bold" style:font-size-asian="12pt" style:font-weight-asian="bold" style:font-size-complex="12pt" style:language-complex="ar" style:country-complex="SA"/>
    </style:style>
    <style:style style:name="T5" style:family="text">
      <style:text-properties fo:font-size="12pt" fo:font-style="italic" style:font-size-asian="12pt" style:font-style-asian="italic" style:font-size-complex="12pt" style:language-complex="ar" style:country-complex="SA"/>
    </style:style>
    <style:style style:name="T6" style:family="text">
      <style:text-properties style:text-position="sub 58%" fo:font-size="12pt" fo:font-style="italic" style:font-size-asian="12pt" style:font-style-asian="italic" style:font-size-complex="12pt" style:language-complex="ar" style:country-complex="SA"/>
    </style:style>
    <style:style style:name="T7" style:family="text">
      <style:text-properties style:text-position="sub 58%" fo:font-style="italic" fo:background-color="#f2f2f2" loext:char-shading-value="0" style:font-style-asian="italic"/>
    </style:style>
    <style:style style:name="T8" style:family="text">
      <style:text-properties style:text-position="sub 58%" fo:font-style="italic" style:font-style-asian="italic"/>
    </style:style>
    <style:style style:name="T9" style:family="text">
      <style:text-properties style:text-position="super 58%" fo:font-size="12pt" fo:font-style="italic" style:font-size-asian="12pt" style:font-style-asian="italic" style:font-size-complex="12pt" style:language-complex="ar" style:country-complex="SA"/>
    </style:style>
    <style:style style:name="T10" style:family="text">
      <style:text-properties style:text-position="super 58%" fo:font-style="italic" fo:background-color="#f2f2f2" loext:char-shading-value="0" style:font-style-asian="italic"/>
    </style:style>
    <style:style style:name="T11" style:family="text">
      <style:text-properties style:text-position="super 58%" fo:font-style="italic" style:font-style-asian="italic"/>
    </style:style>
    <style:style style:name="T12" style:family="text">
      <style:text-properties fo:color="#000000" style:font-name="Calibri" fo:font-size="11pt" style:font-size-asian="11pt" style:font-name-complex="Calibri1" style:font-size-complex="11pt"/>
    </style:style>
    <style:style style:name="T13" style:family="text">
      <style:text-properties fo:color="#000000" style:font-name="Calibri" fo:font-size="11pt" officeooo:rsid="001cf5a5" style:font-size-asian="11pt" style:font-name-complex="Calibri1" style:font-size-complex="11pt"/>
    </style:style>
    <style:style style:name="T14" style:family="text">
      <style:text-properties fo:color="#000000"/>
    </style:style>
    <style:style style:name="T15" style:family="text">
      <style:text-properties fo:color="#000000" fo:font-weight="bold" style:font-weight-asian="bold" style:font-size-complex="12pt"/>
    </style:style>
    <style:style style:name="T16" style:family="text">
      <style:text-properties fo:color="#000000" fo:font-weight="bold" style:font-weight-asian="bold"/>
    </style:style>
    <style:style style:name="T17" style:family="text">
      <style:text-properties fo:color="#000000" style:font-name="Times New Roman" fo:font-size="10pt" style:font-size-asian="10pt"/>
    </style:style>
    <style:style style:name="T18" style:family="text">
      <style:text-properties fo:color="#000000" style:font-name="Times New Roman" fo:font-size="10pt" officeooo:rsid="001daa28" style:font-size-asian="10pt"/>
    </style:style>
    <style:style style:name="T19" style:family="text">
      <style:text-properties fo:color="#000000" style:font-name="Times New Roman" fo:font-size="10pt" officeooo:rsid="001f0159" style:font-size-asian="10pt"/>
    </style:style>
    <style:style style:name="T20" style:family="text">
      <style:text-properties fo:font-style="italic" fo:background-color="#f2f2f2" loext:char-shading-value="0" style:font-style-asian="italic"/>
    </style:style>
    <style:style style:name="T21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ECE4870/7870 CS 4770/7770 <text:s/>F’18<text:tab/>Computer Assignment 1 Part A<text:tab/>Due 9/27/2018</text:span></text:p>
      <text:p text:style-name="P6"><text:span text:style-name="T2">Backpropagation Training of a MLP</text:span></text:p>
      <text:p text:style-name="P11">Aidan Verhulst</text:p>
      <text:p text:style-name="P12">SSE = 176.3952</text:p>
      <text:p text:style-name="P12">MSE = 0.2809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row table:style-name="Table1.1">
                <table:table-cell table:style-name="Table1.A1" table:number-rows-spanned="2" table:number-columns-spanned="2" office:value-type="string">
                  <text:p text:style-name="P1"><text:span text:style-name="T3">Hidden layer</text:span></text:p>
                  <text:p text:style-name="P1"><text:span text:style-name="T3">weights</text:span></text:p>
                </table:table-cell>
                <table:covered-table-cell/>
                <table:table-cell table:style-name="Table1.C1" table:number-columns-spanned="2" office:value-type="string">
                  <text:p text:style-name="P1"><text:span text:style-name="T4">From Input Node</text:span></text:p>
                </table:table-cell>
                <table:covered-table-cell/>
                <table:table-cell table:style-name="Table1.E1" office:value-type="string">
                  <text:p text:style-name="P3"/>
                </table:table-cell>
              </table:table-row>
              <table:table-row table:style-name="Table1.1">
                <table:covered-table-cell/>
                <table:covered-table-cell/>
                <table:table-cell table:style-name="Table1.C2" office:value-type="string">
                  <text:p text:style-name="P1"><text:span text:style-name="T5">x</text:span><text:span text:style-name="T6">1</text:span></text:p>
                </table:table-cell>
                <table:table-cell table:style-name="Table1.C2" office:value-type="string">
                  <text:p text:style-name="P1"><text:span text:style-name="T5">x</text:span><text:span text:style-name="T6">2</text:span></text:p>
                </table:table-cell>
                <table:table-cell table:style-name="Table1.E2" office:value-type="string">
                  <text:p text:style-name="P1"><text:span text:style-name="T5">x</text:span><text:span text:style-name="T6">3</text:span></text:p>
                </table:table-cell>
              </table:table-row>
              <table:table-row table:style-name="Table1.1">
                <table:table-cell table:style-name="Table1.A3" table:number-rows-spanned="10" office:value-type="string">
                  <text:p text:style-name="P5"><text:span text:style-name="T4">To Hidden Node</text:span></text:p>
                </table:table-cell>
                <table:table-cell table:style-name="Table1.C2" office:value-type="string">
                  <text:p text:style-name="P1"><text:span text:style-name="T5">w</text:span><text:span text:style-name="T6">1</text:span><text:span text:style-name="T9">(1)</text:span></text:p>
                </table:table-cell>
                <table:table-cell table:style-name="Table1.C3" office:value-type="string">
                  <text:p text:style-name="P13"><text:span text:style-name="T12">0.</text:span><text:span text:style-name="T13">3994</text:span></text:p>
                </table:table-cell>
                <table:table-cell table:style-name="Table1.D3" office:value-type="string">
                  <text:p text:style-name="P13"><text:span text:style-name="T12">-1.</text:span><text:span text:style-name="T13">0342</text:span></text:p>
                </table:table-cell>
                <table:table-cell table:style-name="Table1.E3" office:value-type="string">
                  <text:p text:style-name="P18"><text:span text:style-name="T12">0.2121</text:span></text:p>
                </table:table-cell>
              </table:table-row>
              <table:table-row table:style-name="Table1.4">
                <table:covered-table-cell/>
                <table:table-cell table:style-name="Table1.C2" office:value-type="string">
                  <text:p text:style-name="P1"><text:span text:style-name="T5">w</text:span><text:span text:style-name="T6">2</text:span><text:span text:style-name="T9">(1)</text:span></text:p>
                </table:table-cell>
                <table:table-cell table:style-name="Table1.C4" office:value-type="string">
                  <text:p text:style-name="P9"><text:span text:style-name="T12">0.4563</text:span></text:p>
                </table:table-cell>
                <table:table-cell table:style-name="Table1.D4" office:value-type="string">
                  <text:p text:style-name="P9"><text:span text:style-name="T12">0.6192</text:span></text:p>
                </table:table-cell>
                <table:table-cell table:style-name="Table1.E4" office:value-type="string">
                  <text:p text:style-name="P6"><text:span text:style-name="T12">-</text:span><text:span text:style-name="T13">0</text:span><text:span text:style-name="T12">.</text:span><text:span text:style-name="T13">09201</text:span></text:p>
                </table:table-cell>
              </table:table-row>
              <table:table-row table:style-name="Table1.4">
                <table:covered-table-cell/>
                <table:table-cell table:style-name="Table1.C2" office:value-type="string">
                  <text:p text:style-name="P1"><text:span text:style-name="T5">w</text:span><text:span text:style-name="T6">3</text:span><text:span text:style-name="T9">(1)</text:span></text:p>
                </table:table-cell>
                <table:table-cell table:style-name="Table1.C5" office:value-type="string">
                  <text:p text:style-name="P6"><text:span text:style-name="T12">0.63</text:span><text:span text:style-name="T13">86</text:span></text:p>
                </table:table-cell>
                <table:table-cell table:style-name="Table1.D5" office:value-type="string">
                  <text:p text:style-name="P6"><text:span text:style-name="T12">-</text:span><text:span text:style-name="T13">0.0696</text:span></text:p>
                </table:table-cell>
                <table:table-cell table:style-name="Table1.E5" office:value-type="string">
                  <text:p text:style-name="P6"><text:span text:style-name="T12">-0.833</text:span><text:span text:style-name="T13">7</text:span></text:p>
                </table:table-cell>
              </table:table-row>
              <table:table-row table:style-name="Table1.4">
                <table:covered-table-cell/>
                <table:table-cell table:style-name="Table1.C2" office:value-type="string">
                  <text:p text:style-name="P1"><text:span text:style-name="T5">w</text:span><text:span text:style-name="T6">4</text:span><text:span text:style-name="T9">(1)</text:span></text:p>
                </table:table-cell>
                <table:table-cell table:style-name="Table1.C6" office:value-type="string">
                  <text:p text:style-name="P6"><text:span text:style-name="T12">0.0</text:span><text:span text:style-name="T13">119</text:span></text:p>
                </table:table-cell>
                <table:table-cell table:style-name="Table1.D6" office:value-type="string">
                  <text:p text:style-name="P6"><text:span text:style-name="T12">-0.</text:span><text:span text:style-name="T13">021</text:span></text:p>
                </table:table-cell>
                <table:table-cell table:style-name="Table1.E6" office:value-type="string">
                  <text:p text:style-name="P6"><text:span text:style-name="T12">-0.</text:span><text:span text:style-name="T13">6689</text:span></text:p>
                </table:table-cell>
              </table:table-row>
              <table:table-row table:style-name="Table1.4">
                <table:covered-table-cell/>
                <table:table-cell table:style-name="Table1.C2" office:value-type="string">
                  <text:p text:style-name="P1"><text:span text:style-name="T5">w</text:span><text:span text:style-name="T6">5</text:span><text:span text:style-name="T9">(1)</text:span></text:p>
                </table:table-cell>
                <table:table-cell table:style-name="Table1.C7" office:value-type="string">
                  <text:p text:style-name="P6"><text:span text:style-name="T12">0.</text:span><text:span text:style-name="T13">0947</text:span></text:p>
                </table:table-cell>
                <table:table-cell table:style-name="Table1.D7" office:value-type="string">
                  <text:p text:style-name="P6"><text:span text:style-name="T12">0.</text:span><text:span text:style-name="T13">24</text:span></text:p>
                </table:table-cell>
                <table:table-cell table:style-name="Table1.E7" office:value-type="string">
                  <text:p text:style-name="P6"><text:span text:style-name="T12">-0.</text:span><text:span text:style-name="T13">8513</text:span></text:p>
                </table:table-cell>
              </table:table-row>
              <table:table-row table:style-name="Table1.4">
                <table:covered-table-cell/>
                <table:table-cell table:style-name="Table1.C2" office:value-type="string">
                  <text:p text:style-name="P1"><text:span text:style-name="T5">w</text:span><text:span text:style-name="T6">6</text:span><text:span text:style-name="T9">(1)</text:span></text:p>
                </table:table-cell>
                <table:table-cell table:style-name="Table1.C8" office:value-type="string">
                  <text:p text:style-name="P6"><text:span text:style-name="T12">-0.</text:span><text:span text:style-name="T13">1864</text:span></text:p>
                </table:table-cell>
                <table:table-cell table:style-name="Table1.D8" office:value-type="string">
                  <text:p text:style-name="P9"><text:span text:style-name="T12">0.9685</text:span></text:p>
                </table:table-cell>
                <table:table-cell table:style-name="Table1.E8" office:value-type="string">
                  <text:p text:style-name="P6"><text:span text:style-name="T12">0.</text:span><text:span text:style-name="T13">4089</text:span></text:p>
                </table:table-cell>
              </table:table-row>
              <table:table-row table:style-name="Table1.4">
                <table:covered-table-cell/>
                <table:table-cell table:style-name="Table1.C2" office:value-type="string">
                  <text:p text:style-name="P1"><text:span text:style-name="T5">w</text:span><text:span text:style-name="T6">7</text:span><text:span text:style-name="T9">(1)</text:span></text:p>
                </table:table-cell>
                <table:table-cell table:style-name="Table1.C9" office:value-type="string">
                  <text:p text:style-name="P6"><text:span text:style-name="T12">0.</text:span><text:span text:style-name="T13">7229</text:span></text:p>
                </table:table-cell>
                <table:table-cell table:style-name="Table1.D9" office:value-type="string">
                  <text:p text:style-name="P6"><text:span text:style-name="T12">-0.</text:span><text:span text:style-name="T13">6238</text:span></text:p>
                </table:table-cell>
                <table:table-cell table:style-name="Table1.E9" office:value-type="string">
                  <text:p text:style-name="P6"><text:span text:style-name="T12">-0.</text:span><text:span text:style-name="T13">0183</text:span></text:p>
                </table:table-cell>
              </table:table-row>
              <table:table-row table:style-name="Table1.4">
                <table:covered-table-cell/>
                <table:table-cell table:style-name="Table1.C2" office:value-type="string">
                  <text:p text:style-name="P1"><text:span text:style-name="T5">w</text:span><text:span text:style-name="T6">8</text:span><text:span text:style-name="T9">(1)</text:span></text:p>
                </table:table-cell>
                <table:table-cell table:style-name="Table1.C10" office:value-type="string">
                  <text:p text:style-name="P6"><text:span text:style-name="T12">-0.</text:span><text:span text:style-name="T13">7303</text:span></text:p>
                </table:table-cell>
                <table:table-cell table:style-name="Table1.D10" office:value-type="string">
                  <text:p text:style-name="P6"><text:span text:style-name="T12">0.</text:span><text:span text:style-name="T13">3952</text:span></text:p>
                </table:table-cell>
                <table:table-cell table:style-name="Table1.E10" office:value-type="string">
                  <text:p text:style-name="P6"><text:span text:style-name="T12">-0.</text:span><text:span text:style-name="T13">5271</text:span></text:p>
                </table:table-cell>
              </table:table-row>
              <table:table-row table:style-name="Table1.4">
                <table:covered-table-cell/>
                <table:table-cell table:style-name="Table1.C2" office:value-type="string">
                  <text:p text:style-name="P1"><text:span text:style-name="T5">w</text:span><text:span text:style-name="T6">9</text:span><text:span text:style-name="T9">(1)</text:span></text:p>
                </table:table-cell>
                <table:table-cell table:style-name="Table1.C11" office:value-type="string">
                  <text:p text:style-name="P6"><text:span text:style-name="T12">-0.</text:span><text:span text:style-name="T13">8365</text:span></text:p>
                </table:table-cell>
                <table:table-cell table:style-name="Table1.D11" office:value-type="string">
                  <text:p text:style-name="P6"><text:span text:style-name="T12">0.</text:span><text:span text:style-name="T13">9082</text:span></text:p>
                </table:table-cell>
                <table:table-cell table:style-name="Table1.E11" office:value-type="string">
                  <text:p text:style-name="P6"><text:span text:style-name="T12">-0.</text:span><text:span text:style-name="T13">4036</text:span></text:p>
                </table:table-cell>
              </table:table-row>
              <table:table-row table:style-name="Table1.4">
                <table:covered-table-cell/>
                <table:table-cell table:style-name="Table1.C2" office:value-type="string">
                  <text:p text:style-name="P1"><text:span text:style-name="T5">w</text:span><text:span text:style-name="T6">10</text:span><text:span text:style-name="T9">(1)</text:span></text:p>
                </table:table-cell>
                <table:table-cell table:style-name="Table1.C12" office:value-type="string">
                  <text:p text:style-name="P6"><text:span text:style-name="T12">0.</text:span><text:span text:style-name="T13">8155</text:span></text:p>
                </table:table-cell>
                <table:table-cell table:style-name="Table1.D12" office:value-type="string">
                  <text:p text:style-name="P6"><text:span text:style-name="T12">0.</text:span><text:span text:style-name="T13">4127</text:span></text:p>
                </table:table-cell>
                <table:table-cell table:style-name="Table1.E12" office:value-type="string">
                  <text:p text:style-name="P6"><text:span text:style-name="T12">-0.</text:span><text:span text:style-name="T13">4847</text:span></text:p>
                </table:table-cell>
              </table:table-row>
              <table:table-row table:style-name="Table1.4">
                <table:table-cell table:style-name="Table1.A13" office:value-type="string">
                  <text:p text:style-name="P2"/>
                </table:table-cell>
                <table:table-cell table:style-name="Table1.C2" office:value-type="string">
                  <text:p text:style-name="P1"><text:span text:style-name="T5">w</text:span><text:span text:style-name="T6">11</text:span><text:span text:style-name="T9">(1)</text:span></text:p>
                  <text:p text:style-name="P4"/>
                </table:table-cell>
                <table:table-cell table:style-name="Table1.C13" office:value-type="string">
                  <text:p text:style-name="P6"><text:span text:style-name="T12">0.</text:span><text:span text:style-name="T13">6302</text:span></text:p>
                </table:table-cell>
                <table:table-cell table:style-name="Table1.D13" office:value-type="string">
                  <text:p><text:span text:style-name="T12">-0.</text:span><text:span text:style-name="T13">36</text:span></text:p>
                  <text:p text:style-name="No_20_Spacing"/>
                </table:table-cell>
                <table:table-cell table:style-name="Table1.E13" office:value-type="string">
                  <text:p text:style-name="P6"><text:span text:style-name="T12">0.</text:span><text:span text:style-name="T13">687</text:span><text:soft-page-break/><text:span text:style-name="T13">3</text:span></text:p>
                </table:table-cell>
              </table:table-row>
            </table:table>
            <text:p text:style-name="P6"/>
          </table:table-cell>
          <table:table-cell table:style-name="Table4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table:number-columns-spanned="2" office:value-type="string">
                  <text:p text:style-name="P13"><text:span text:style-name="T14">Hidden layer biases</text:span></text:p>
                </table:table-cell>
                <table:covered-table-cell/>
              </table:table-row>
              <table:table-row table:style-name="Table2.1">
                <table:table-cell table:style-name="Table2.A2" office:value-type="string">
                  <text:p text:style-name="P1"><text:span text:style-name="T4">Node</text:span></text:p>
                </table:table-cell>
                <table:table-cell table:style-name="Table2.A2" office:value-type="string">
                  <text:p text:style-name="P13"><text:span text:style-name="T15">Bias</text:span></text:p>
                </table:table-cell>
              </table:table-row>
              <table:table-row table:style-name="Table2.1">
                <table:table-cell table:style-name="Table2.A3" office:value-type="string">
                  <text:p text:style-name="P1"><text:span text:style-name="T5">b</text:span><text:span text:style-name="T6">1</text:span><text:span text:style-name="T9">(1)</text:span></text:p>
                </table:table-cell>
                <table:table-cell table:style-name="Table2.B3" office:value-type="string">
                  <text:p text:style-name="P14"><text:span text:style-name="T12">-0.122</text:span></text:p>
                </table:table-cell>
              </table:table-row>
              <table:table-row table:style-name="Table2.1">
                <table:table-cell table:style-name="Table2.A3" office:value-type="string">
                  <text:p text:style-name="P1"><text:span text:style-name="T5">b</text:span><text:span text:style-name="T6">2</text:span><text:span text:style-name="T9">(1)</text:span></text:p>
                </table:table-cell>
                <table:table-cell table:style-name="Table2.B4" office:value-type="string">
                  <text:p text:style-name="P7"><text:span text:style-name="T12">0.9401</text:span></text:p>
                </table:table-cell>
              </table:table-row>
              <table:table-row table:style-name="Table2.1">
                <table:table-cell table:style-name="Table2.A3" office:value-type="string">
                  <text:p text:style-name="P1"><text:span text:style-name="T5">b</text:span><text:span text:style-name="T6">3</text:span><text:span text:style-name="T9">(1)</text:span></text:p>
                </table:table-cell>
                <table:table-cell table:style-name="Table2.B5" office:value-type="string">
                  <text:p text:style-name="P7"><text:span text:style-name="T12">0.4271</text:span></text:p>
                </table:table-cell>
              </table:table-row>
              <table:table-row table:style-name="Table2.1">
                <table:table-cell table:style-name="Table2.A3" office:value-type="string">
                  <text:p text:style-name="P1"><text:span text:style-name="T5">b</text:span><text:span text:style-name="T6">4</text:span><text:span text:style-name="T9">(1)</text:span></text:p>
                </table:table-cell>
                <table:table-cell table:style-name="Table2.B6" office:value-type="string">
                  <text:p text:style-name="P7"><text:span text:style-name="T12">-0.1775</text:span></text:p>
                </table:table-cell>
              </table:table-row>
              <table:table-row table:style-name="Table2.1">
                <table:table-cell table:style-name="Table2.A3" office:value-type="string">
                  <text:p text:style-name="P1"><text:span text:style-name="T5">b</text:span><text:span text:style-name="T6">5</text:span><text:span text:style-name="T9">(1)</text:span></text:p>
                </table:table-cell>
                <table:table-cell table:style-name="Table2.B7" office:value-type="string">
                  <text:p text:style-name="P7"><text:span text:style-name="T12">-0.7019</text:span></text:p>
                </table:table-cell>
              </table:table-row>
              <table:table-row table:style-name="Table2.1">
                <table:table-cell table:style-name="Table2.A3" office:value-type="string">
                  <text:p text:style-name="P1"><text:span text:style-name="T5">b</text:span><text:span text:style-name="T6">6</text:span><text:span text:style-name="T9">(1)</text:span></text:p>
                </table:table-cell>
                <table:table-cell table:style-name="Table2.B8" office:value-type="string">
                  <text:p text:style-name="P7"><text:span text:style-name="T12">-0.3326</text:span></text:p>
                </table:table-cell>
              </table:table-row>
              <table:table-row table:style-name="Table2.1">
                <table:table-cell table:style-name="Table2.A3" office:value-type="string">
                  <text:p text:style-name="P1"><text:span text:style-name="T5">b</text:span><text:span text:style-name="T6">7</text:span><text:span text:style-name="T9">(1)</text:span></text:p>
                </table:table-cell>
                <table:table-cell table:style-name="Table2.B9" office:value-type="string">
                  <text:p text:style-name="P7"><text:span text:style-name="T12">-0.6961</text:span></text:p>
                </table:table-cell>
              </table:table-row>
              <table:table-row table:style-name="Table2.1">
                <table:table-cell table:style-name="Table2.A3" office:value-type="string">
                  <text:p text:style-name="P1"><text:span text:style-name="T5">b</text:span><text:span text:style-name="T6">8</text:span><text:span text:style-name="T9">(1)</text:span></text:p>
                </table:table-cell>
                <table:table-cell table:style-name="Table2.B10" office:value-type="string">
                  <text:p text:style-name="P7"><text:span text:style-name="T12">-0.9316</text:span></text:p>
                </table:table-cell>
              </table:table-row>
              <table:table-row table:style-name="Table2.1">
                <table:table-cell table:style-name="Table2.A3" office:value-type="string">
                  <text:p text:style-name="P1"><text:span text:style-name="T5">b</text:span><text:span text:style-name="T6">9</text:span><text:span text:style-name="T9">(1)</text:span></text:p>
                </table:table-cell>
                <table:table-cell table:style-name="Table2.B11" office:value-type="string">
                  <text:p text:style-name="P7"><text:span text:style-name="T12">-0.3681</text:span></text:p>
                </table:table-cell>
              </table:table-row>
              <table:table-row table:style-name="Table2.1">
                <table:table-cell table:style-name="Table2.A3" office:value-type="string">
                  <text:p text:style-name="P1"><text:span text:style-name="T5">b</text:span><text:span text:style-name="T6">10</text:span><text:span text:style-name="T9">(1)</text:span></text:p>
                </table:table-cell>
                <table:table-cell table:style-name="Table2.B12" office:value-type="string">
                  <text:p text:style-name="P7"><text:span text:style-name="T12">1.0695</text:span></text:p>
                </table:table-cell>
              </table:table-row>
              <table:table-row table:style-name="Table2.1">
                <table:table-cell table:style-name="Table2.A3" office:value-type="string">
                  <text:p text:style-name="P1"><text:span text:style-name="T5">b</text:span><text:span text:style-name="T6">11</text:span><text:span text:style-name="T9">(1)</text:span></text:p>
                </table:table-cell>
                <table:table-cell table:style-name="Table2.B13" office:value-type="string">
                  <text:p text:style-name="P7"><text:span text:style-name="T12">-0.2099</text:span></text:p>
                </table:table-cell>
              </table:table-row>
            </table:table>
            <text:p text:style-name="P6"/>
          </table:table-cell>
          <table:table-cell table:style-name="Table4.C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table:number-columns-spanned="2" office:value-type="string">
                  <text:p text:style-name="P6">Output biases</text:p>
                </table:table-cell>
                <table:covered-table-cell/>
              </table:table-row>
              <table:table-row table:style-name="Table3.2">
                <table:table-cell table:style-name="Table3.A2" office:value-type="string">
                  <text:p text:style-name="P6"><text:span text:style-name="T1">Node</text:span></text:p>
                </table:table-cell>
                <table:table-cell table:style-name="Table3.A2" office:value-type="string">
                  <text:p text:style-name="P6"><text:span text:style-name="T1">Bias</text:span></text:p>
                </table:table-cell>
              </table:table-row>
              <table:table-row table:style-name="Table3.1">
                <table:table-cell table:style-name="Table3.A3" office:value-type="string">
                  <text:p text:style-name="P6"><text:span text:style-name="T20">b</text:span><text:span text:style-name="T7">1</text:span><text:span text:style-name="T10">(2</text:span><text:span text:style-name="T11">)</text:span></text:p>
                </table:table-cell>
                <table:table-cell table:style-name="Table3.B3" office:value-type="string">
                  <text:p text:style-name="P13"><text:span text:style-name="T12">0.1131</text:span></text:p>
                </table:table-cell>
              </table:table-row>
              <table:table-row table:style-name="Table3.4">
                <table:table-cell table:style-name="Table3.A3" office:value-type="string">
                  <text:p text:style-name="P6"><text:span text:style-name="T20">b</text:span><text:span text:style-name="T7">2</text:span><text:span text:style-name="T10">(2</text:span><text:span text:style-name="T11">)</text:span></text:p>
                </table:table-cell>
                <table:table-cell table:style-name="Table3.B4" office:value-type="string">
                  <text:p text:style-name="P6"><text:span text:style-name="T12">-0.3824</text:span></text:p>
                </table:table-cell>
              </table:table-row>
            </table:table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column table:style-name="Table5.E"/>
        <table:table-column table:style-name="Table5.C"/>
        <table:table-column table:style-name="Table5.E"/>
        <table:table-column table:style-name="Table5.J"/>
        <table:table-column table:style-name="Table5.E"/>
        <table:table-column table:style-name="Table5.L"/>
        <table:table-column table:style-name="Table5.F"/>
        <table:table-row table:style-name="Table5.1">
          <table:table-cell table:style-name="Table5.A1" table:number-rows-spanned="2" table:number-columns-spanned="2" office:value-type="string">
            <text:p text:style-name="P13">Output layer</text:p>
            <text:p text:style-name="P13">weights</text:p>
          </table:table-cell>
          <table:covered-table-cell/>
          <table:table-cell table:style-name="Table5.C1" table:number-columns-spanned="10" office:value-type="string">
            <text:p text:style-name="P13"><text:span text:style-name="T1">From Hidden No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M1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2" office:value-type="string">
            <text:p text:style-name="P13"><text:span text:style-name="T21">y</text:span><text:span text:style-name="T8">1</text:span><text:span text:style-name="T11">(1)</text:span></text:p>
          </table:table-cell>
          <table:table-cell table:style-name="Table5.C2" office:value-type="string">
            <text:p text:style-name="P13"><text:span text:style-name="T21">y</text:span><text:span text:style-name="T8">2</text:span><text:span text:style-name="T11">(1)</text:span></text:p>
          </table:table-cell>
          <table:table-cell table:style-name="Table5.C2" office:value-type="string">
            <text:p text:style-name="P13"><text:span text:style-name="T21">y</text:span><text:span text:style-name="T8">3</text:span><text:span text:style-name="T11">(1)</text:span></text:p>
          </table:table-cell>
          <table:table-cell table:style-name="Table5.C2" office:value-type="string">
            <text:p text:style-name="P13"><text:span text:style-name="T21">y</text:span><text:span text:style-name="T8">4</text:span><text:span text:style-name="T11">(1)</text:span></text:p>
          </table:table-cell>
          <table:table-cell table:style-name="Table5.C2" office:value-type="string">
            <text:p text:style-name="P13"><text:span text:style-name="T21">y</text:span><text:span text:style-name="T8">5</text:span><text:span text:style-name="T11">(1)</text:span></text:p>
          </table:table-cell>
          <table:table-cell table:style-name="Table5.C2" office:value-type="string">
            <text:p text:style-name="P13"><text:span text:style-name="T21">y</text:span><text:span text:style-name="T8">6</text:span><text:span text:style-name="T11">(1)</text:span></text:p>
          </table:table-cell>
          <table:table-cell table:style-name="Table5.C2" office:value-type="string">
            <text:p text:style-name="P13"><text:span text:style-name="T21">y</text:span><text:span text:style-name="T8">7</text:span><text:span text:style-name="T11">(1)</text:span></text:p>
          </table:table-cell>
          <table:table-cell table:style-name="Table5.C2" office:value-type="string">
            <text:p text:style-name="P13"><text:span text:style-name="T21">y</text:span><text:span text:style-name="T8">8</text:span><text:span text:style-name="T11">(1)</text:span></text:p>
          </table:table-cell>
          <table:table-cell table:style-name="Table5.C2" office:value-type="string">
            <text:p text:style-name="P13"><text:span text:style-name="T21">y</text:span><text:span text:style-name="T8">9</text:span><text:span text:style-name="T11">(1)</text:span></text:p>
          </table:table-cell>
          <table:table-cell table:style-name="Table5.C2" office:value-type="string">
            <text:p text:style-name="P13"><text:span text:style-name="T21">y</text:span><text:span text:style-name="T8">10</text:span><text:span text:style-name="T11">(1)</text:span></text:p>
          </table:table-cell>
          <table:table-cell table:style-name="Table5.M2" office:value-type="string">
            <text:p text:style-name="P13"><text:span text:style-name="T21">y</text:span><text:span text:style-name="T8">11</text:span><text:span text:style-name="T11">(1)</text:span></text:p>
          </table:table-cell>
          <table:table-cell table:style-name="Table5.N2" office:value-type="string">
            <text:p text:style-name="Standard"/>
          </table:table-cell>
        </table:table-row>
        <table:table-row table:style-name="Table5.1">
          <table:table-cell table:style-name="Table5.A3" office:value-type="string">
            <text:p text:style-name="P13"><text:span text:style-name="T16">To Output Node</text:span></text:p>
          </table:table-cell>
          <table:table-cell table:style-name="Table5.C2" office:value-type="string">
            <text:p text:style-name="P13"><text:span text:style-name="T20">w</text:span><text:span text:style-name="T7">1</text:span><text:span text:style-name="T10">(2</text:span><text:span text:style-name="T11">)</text:span></text:p>
          </table:table-cell>
          <table:table-cell table:style-name="Table5.C3" office:value-type="string">
            <text:p text:style-name="P13"><text:span text:style-name="T17">-</text:span><text:span text:style-name="T18">4.7797</text:span></text:p>
          </table:table-cell>
          <table:table-cell table:style-name="Table5.D3" office:value-type="string">
            <text:p text:style-name="P13"><text:span text:style-name="T17">-</text:span><text:span text:style-name="T18">7.8655</text:span></text:p>
          </table:table-cell>
          <table:table-cell table:style-name="Table5.E3" office:value-type="string">
            <text:p text:style-name="P13"><text:span text:style-name="T17">-</text:span><text:span text:style-name="T18">6.5063</text:span></text:p>
          </table:table-cell>
          <table:table-cell table:style-name="Table5.F3" office:value-type="string">
            <text:p text:style-name="P13"><text:span text:style-name="T17">-</text:span><text:span text:style-name="T18">4.9757</text:span></text:p>
          </table:table-cell>
          <table:table-cell table:style-name="Table5.G3" office:value-type="string">
            <text:p text:style-name="P13"><text:span text:style-name="T17">-</text:span><text:span text:style-name="T18">3.5574</text:span></text:p>
          </table:table-cell>
          <table:table-cell table:style-name="Table5.H3" office:value-type="string">
            <text:p text:style-name="P19"><text:span text:style-name="T18">4.004</text:span></text:p>
          </table:table-cell>
          <table:table-cell table:style-name="Table5.I3" office:value-type="string">
            <text:p text:style-name="P13"><text:span text:style-name="T17">-</text:span><text:span text:style-name="T19">3.392</text:span></text:p>
          </table:table-cell>
          <table:table-cell table:style-name="Table5.J3" office:value-type="string">
            <text:p text:style-name="P13"><text:span text:style-name="T17">-</text:span><text:span text:style-name="T19">3.2531</text:span></text:p>
          </table:table-cell>
          <table:table-cell table:style-name="Table5.K3" office:value-type="string">
            <text:p text:style-name="P13"><text:span text:style-name="T17">-</text:span><text:span text:style-name="T19">4.8296</text:span></text:p>
          </table:table-cell>
          <table:table-cell table:style-name="Table5.L3" office:value-type="string">
            <text:p text:style-name="P13"><text:span text:style-name="T17">-</text:span><text:span text:style-name="T19">8.377</text:span></text:p>
          </table:table-cell>
          <table:table-cell table:style-name="Table5.M3" office:value-type="string">
            <text:p text:style-name="P13"><text:span text:style-name="T17">-</text:span><text:span text:style-name="T19">4.7239</text:span></text:p>
          </table:table-cell>
          <table:table-cell table:style-name="Table5.N3" office:value-type="string">
            <text:p text:style-name="Standard"/>
          </table:table-cell>
        </table:table-row>
        <table:table-row table:style-name="Table5.1">
          <table:table-cell table:style-name="Table5.A4" office:value-type="string">
            <text:p text:style-name="P17"/>
            <text:p text:style-name="P17"/>
            <text:p text:style-name="P17"/>
          </table:table-cell>
          <table:table-cell table:style-name="Table5.C2" office:value-type="string">
            <text:p text:style-name="P13"><text:span text:style-name="T20">w</text:span><text:span text:style-name="T7">2</text:span><text:span text:style-name="T10">(2</text:span><text:span text:style-name="T11">)</text:span></text:p>
          </table:table-cell>
          <table:table-cell table:style-name="Table5.C4" office:value-type="string">
            <text:p text:style-name="P20"><text:span text:style-name="T17">4.886</text:span></text:p>
          </table:table-cell>
          <table:table-cell table:style-name="Table5.D4" office:value-type="string">
            <text:p text:style-name="P10"><text:span text:style-name="T17">7.5916</text:span></text:p>
          </table:table-cell>
          <table:table-cell table:style-name="Table5.E4" office:value-type="string">
            <text:p text:style-name="P10"><text:span text:style-name="T17">6.4989</text:span></text:p>
          </table:table-cell>
          <table:table-cell table:style-name="Table5.F4" office:value-type="string">
            <text:p text:style-name="P10"><text:span text:style-name="T17">4.7901</text:span></text:p>
          </table:table-cell>
          <table:table-cell table:style-name="Table5.G4" office:value-type="string">
            <text:p text:style-name="P10"><text:span text:style-name="T17">3.4935</text:span></text:p>
          </table:table-cell>
          <table:table-cell table:style-name="Table5.H4" office:value-type="string">
            <text:p text:style-name="P10"><text:span text:style-name="T17">4.52</text:span></text:p>
          </table:table-cell>
          <table:table-cell table:style-name="Table5.I4" office:value-type="string">
            <text:p text:style-name="P10"><text:span text:style-name="T17">3.9211</text:span></text:p>
          </table:table-cell>
          <table:table-cell table:style-name="Table5.J4" office:value-type="string">
            <text:p text:style-name="P10"><text:span text:style-name="T17">3.3439</text:span></text:p>
          </table:table-cell>
          <table:table-cell table:style-name="Table5.K4" office:value-type="string">
            <text:p text:style-name="P10"><text:span text:style-name="T17">4.3684</text:span></text:p>
          </table:table-cell>
          <table:table-cell table:style-name="Table5.L4" office:value-type="string">
            <text:p text:style-name="P10"><text:span text:style-name="T17">7.9511</text:span></text:p>
          </table:table-cell>
          <table:table-cell table:style-name="Table5.M4" office:value-type="string">
            <text:p text:style-name="P10"><text:span text:style-name="T17">4.9621</text:span></text:p>
          </table:table-cell>
          <table:table-cell table:style-name="Table5.N4" office:value-type="string">
            <text:p text:style-name="Standard"/>
          </table:table-cell>
        </table:table-row>
      </table:table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ew York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ew York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justify" style:justify-single-word="false" fo:orphans="2" fo:widows="2" style:writing-mode="lr-tb"/>
      <style:text-properties style:font-name="Times" fo:font-family="Times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2pt" style:font-weight-complex="bold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Times New Roman" fo:font-family="'Times New Roman'" style:font-family-generic="roman" style:font-pitch="variable" fo:font-size="10pt" style:font-size-asian="10pt" style:language-complex="en" style:country-complex="US"/>
    </style:style>
    <style:style style:name="Title" style:family="paragraph" style:parent-style-name="Standard" style:default-outline-level="" style:class="chapter">
      <style:paragraph-properties fo:margin-top="0in" fo:margin-bottom="0in" loext:contextual-spacing="false"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itle_20_Char" style:display-name="Title Char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CS 477</dc:title>
    <meta:initial-creator>Jim Keller</meta:initial-creator>
    <meta:editing-cycles>7</meta:editing-cycles>
    <meta:creation-date>2018-09-18T21:21:00</meta:creation-date>
    <dc:date>2018-09-27T03:27:16.140553392</dc:date>
    <meta:editing-duration>PT9M46S</meta:editing-duration>
    <meta:generator>LibreOffice/6.0.6.2$Linux_X86_64 LibreOffice_project/00m0$Build-2</meta:generator>
    <meta:document-statistic meta:table-count="5" meta:image-count="0" meta:object-count="0" meta:page-count="2" meta:paragraph-count="127" meta:word-count="159" meta:character-count="921" meta:non-whitespace-character-count="888"/>
    <meta:user-defined meta:name="AppVersion">16.0000</meta:user-defined>
    <meta:user-defined meta:name="Company">CECS Departme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